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147.48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80.36mm"/>
    </style:style>
    <style:style style:name="co8" style:family="table-column">
      <style:table-column-properties fo:break-before="auto" style:column-width="12.35mm"/>
    </style:style>
    <style:style style:name="co12" style:family="table-column">
      <style:table-column-properties fo:break-before="auto" style:column-width="30.32mm"/>
    </style:style>
    <style:style style:name="co13" style:family="table-column">
      <style:table-column-properties fo:break-before="auto" style:column-width="59.64mm"/>
    </style:style>
    <style:style style:name="co11" style:family="table-column">
      <style:table-column-properties fo:break-before="auto" style:column-width="28.06mm"/>
    </style:style>
    <style:style style:name="co14" style:family="table-column">
      <style:table-column-properties fo:break-before="auto" style:column-width="55.12mm"/>
    </style:style>
    <style:style style:name="co15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8" style:family="table-cell" style:parent-style-name="Default" style:data-style-name="N37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/>
    <style:style style:name="ce30" style:family="table-cell" style:parent-style-name="Default" style:data-style-name="N100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/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4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Route</text:p>
          </table:table-cell>
          <table:table-cell table:style-name="ce22" office:value-type="string" calcext:value-type="string">
            <text:p>Pathway</text:p>
          </table:table-cell>
          <table:table-cell table:style-name="ce23" office:value-type="string" calcext:value-type="string">
            <text:p>StartYear</text:p>
          </table:table-cell>
          <table:table-cell table:style-name="ce23" office:value-type="string" calcext:value-type="string">
            <text:p>EndYear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24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>
            <text:p>Route</text:p>
          </table:table-cell>
          <table:table-cell table:style-name="ce22" office:value-type="string" calcext:value-type="string">
            <text:p>Pathway</text:p>
          </table:table-cell>
          <table:table-cell table:style-name="ce22" office:value-type="string" calcext:value-type="string">
            <text:p>Specialisms</text:p>
          </table:table-cell>
          <table:table-cell table:style-name="ce23" office:value-type="string" calcext:value-type="string">
            <text:p>StartYear</text:p>
          </table:table-cell>
          <table:table-cell table:style-name="ce23" office:value-type="string" calcext:value-type="string">
            <text:p>EndYear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der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26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25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5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11" table:default-cell-style-name="ce27"/>
        <table:table-column table:style-name="co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table:style-name="ce7" office:value-type="float" office:value="1000262692" calcext:value-type="float">
            <text:p>1000262692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B2];&quot;.&quot;;[.C2];&quot;@academic.ac.uk&quot;)" office:value-type="string" office:string-value="Henry.Ackerley@academic.ac.uk" calcext:value-type="string">
            <text:p>Henry.Ackerley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6589" calcext:value-type="float">
            <text:p>10006965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B3];&quot;.&quot;;[.C3];&quot;@academic.ac.uk&quot;)" office:value-type="string" office:string-value="John.Addison@academic.ac.uk" calcext:value-type="string">
            <text:p>John.Addiso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2071" calcext:value-type="float">
            <text:p>100091207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ddlington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B4];&quot;.&quot;;[.C4];&quot;@academic.ac.uk&quot;)" office:value-type="string" office:string-value="David.Addlington@academic.ac.uk" calcext:value-type="string">
            <text:p>David.Addlingto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7085" calcext:value-type="float">
            <text:p>1000557085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B5];&quot;.&quot;;[.C5];&quot;@academic.ac.uk&quot;)" office:value-type="string" office:string-value="George.Aitchison@academic.ac.uk" calcext:value-type="string">
            <text:p>George.Aitchiso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2553" calcext:value-type="float">
            <text:p>1000582553</text:p>
          </table:table-cell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B6];&quot;.&quot;;[.C6];&quot;@academic.ac.uk&quot;)" office:value-type="string" office:string-value="Shah.Ali@academic.ac.uk" calcext:value-type="string">
            <text:p>Shah.Ali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377" calcext:value-type="float">
            <text:p>100044237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B7];&quot;.&quot;;[.C7];&quot;@academic.ac.uk&quot;)" office:value-type="string" office:string-value="John.Allen@academic.ac.uk" calcext:value-type="string">
            <text:p>John.Alle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811" calcext:value-type="float">
            <text:p>1000913811</text:p>
          </table:table-cell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B8];&quot;.&quot;;[.C8];&quot;@academic.ac.uk&quot;)" office:value-type="string" office:string-value="Faheem.Anwar@academic.ac.uk" calcext:value-type="string">
            <text:p>Faheem.Anwar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671" calcext:value-type="float">
            <text:p>100070267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B9];&quot;.&quot;;[.C9];&quot;@academic.ac.uk&quot;)" office:value-type="string" office:string-value="Richard.Armstrong@academic.ac.uk" calcext:value-type="string">
            <text:p>Richard.Armstrong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9177" calcext:value-type="float">
            <text:p>1000969177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B10];&quot;.&quot;;[.C10];&quot;@academic.ac.uk&quot;)" office:value-type="string" office:string-value="Richard.Arnold@academic.ac.uk" calcext:value-type="string">
            <text:p>Richard.Arnold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4992" calcext:value-type="float">
            <text:p>10007849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B11];&quot;.&quot;;[.C11];&quot;@academic.ac.uk&quot;)" office:value-type="string" office:string-value="Adam.Astley@academic.ac.uk" calcext:value-type="string">
            <text:p>Adam.Astley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5889" calcext:value-type="float">
            <text:p>100011588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B12];&quot;.&quot;;[.C12];&quot;@academic.ac.uk&quot;)" office:value-type="string" office:string-value="Luke.Atkinson@academic.ac.uk" calcext:value-type="string">
            <text:p>Luke.Atkinso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3365" calcext:value-type="float">
            <text:p>10001733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B13];&quot;.&quot;;[.C13];&quot;@academic.ac.uk&quot;)" office:value-type="string" office:string-value="Paul.Austen@academic.ac.uk" calcext:value-type="string">
            <text:p>Paul.Auste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0234" calcext:value-type="float">
            <text:p>1000300234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B14];&quot;.&quot;;[.C14];&quot;@academic.ac.uk&quot;)" office:value-type="string" office:string-value="Marian.Bainbridge@academic.ac.uk" calcext:value-type="string">
            <text:p>Marian.Bainbridge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5891" calcext:value-type="float">
            <text:p>1000565891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B15];&quot;.&quot;;[.C15];&quot;@academic.ac.uk&quot;)" office:value-type="string" office:string-value="Julie.Bakewell@academic.ac.uk" calcext:value-type="string">
            <text:p>Julie.Bakewell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8055" calcext:value-type="float">
            <text:p>100053805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B16];&quot;.&quot;;[.C16];&quot;@academic.ac.uk&quot;)" office:value-type="string" office:string-value="John.Barnard@academic.ac.uk" calcext:value-type="string">
            <text:p>John.Barnard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1970" calcext:value-type="float">
            <text:p>100037197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B17];&quot;.&quot;;[.C17];&quot;@academic.ac.uk&quot;)" office:value-type="string" office:string-value="John.Barron@academic.ac.uk" calcext:value-type="string">
            <text:p>John.Barron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20584" calcext:value-type="float">
            <text:p>1000820584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B18];&quot;.&quot;;[.C18];&quot;@academic.ac.uk&quot;)" office:value-type="string" office:string-value="Gillian.Bassil@academic.ac.uk" calcext:value-type="string">
            <text:p>Gillian.Bassil@academic.ac.uk</text:p>
          </table:table-cell>
          <table:table-cell table:style-name="ce25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1869" calcext:value-type="float">
            <text:p>100011186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B19];&quot;.&quot;;[.C19];&quot;@academic.ac.uk&quot;)" office:value-type="string" office:string-value="Angela.Bate@academic.ac.uk" calcext:value-type="string">
            <text:p>Angela.Bate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9079" calcext:value-type="float">
            <text:p>1000719079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B20];&quot;.&quot;;[.C20];&quot;@academic.ac.uk&quot;)" office:value-type="string" office:string-value="Frederick.Beckley@academic.ac.uk" calcext:value-type="string">
            <text:p>Frederick.Beckley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6762" calcext:value-type="float">
            <text:p>100013676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B21];&quot;.&quot;;[.C21];&quot;@academic.ac.uk&quot;)" office:value-type="string" office:string-value="Chris.Bell@academic.ac.uk" calcext:value-type="string">
            <text:p>Chris.Bell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21033" calcext:value-type="float">
            <text:p>1000921033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B22];&quot;.&quot;;[.C22];&quot;@academic.ac.uk&quot;)" office:value-type="string" office:string-value="Russell.Bell@academic.ac.uk" calcext:value-type="string">
            <text:p>Russell.Bell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1724" calcext:value-type="float">
            <text:p>10007217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B23];&quot;.&quot;;[.C23];&quot;@academic.ac.uk&quot;)" office:value-type="string" office:string-value="Lucy.Bird@academic.ac.uk" calcext:value-type="string">
            <text:p>Lucy.Bird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45286" calcext:value-type="float">
            <text:p>1000545286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B24];&quot;.&quot;;[.C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99062" calcext:value-type="float">
            <text:p>100029906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B25];&quot;.&quot;;[.C25];&quot;@academic.ac.uk&quot;)" office:value-type="string" office:string-value="Mark.Booth@academic.ac.uk" calcext:value-type="string">
            <text:p>Mark.Booth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7851" calcext:value-type="float">
            <text:p>100091785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B26];&quot;.&quot;;[.C26];&quot;@academic.ac.uk&quot;)" office:value-type="string" office:string-value="Martin.Bowman@academic.ac.uk" calcext:value-type="string">
            <text:p>Martin.Bowman@academic.ac.uk</text:p>
          </table:table-cell>
          <table:table-cell table:style-name="ce25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455" calcext:value-type="float">
            <text:p>100044245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B27];&quot;.&quot;;[.C27];&quot;@academic.ac.uk&quot;)" office:value-type="string" office:string-value="Stephen.Boxell@academic.ac.uk" calcext:value-type="string">
            <text:p>Stephen.Boxell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6476" calcext:value-type="float">
            <text:p>1000196476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B28];&quot;.&quot;;[.C28];&quot;@academic.ac.uk&quot;)" office:value-type="string" office:string-value="Mark.Bradford@academic.ac.uk" calcext:value-type="string">
            <text:p>Mark.Bradford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13748" calcext:value-type="float">
            <text:p>100091374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B29];&quot;.&quot;;[.C29];&quot;@academic.ac.uk&quot;)" office:value-type="string" office:string-value="Ian.Branton@academic.ac.uk" calcext:value-type="string">
            <text:p>Ian.Branton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3342" calcext:value-type="float">
            <text:p>1000433342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B30];&quot;.&quot;;[.C30];&quot;@academic.ac.uk&quot;)" office:value-type="string" office:string-value="Diane.Brooks@academic.ac.uk" calcext:value-type="string">
            <text:p>Diane.Brooks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2631" calcext:value-type="float">
            <text:p>100065263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B31];&quot;.&quot;;[.C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4240" calcext:value-type="float">
            <text:p>100053424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B32];&quot;.&quot;;[.C32];&quot;@academic.ac.uk&quot;)" office:value-type="string" office:string-value="Gordon.Brown@academic.ac.uk" calcext:value-type="string">
            <text:p>Gordon.Brown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3601" calcext:value-type="float">
            <text:p>100086360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B33];&quot;.&quot;;[.C33];&quot;@academic.ac.uk&quot;)" office:value-type="string" office:string-value="Richard.Bryant@academic.ac.uk" calcext:value-type="string">
            <text:p>Richard.Bryant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15532" calcext:value-type="float">
            <text:p>1000315532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B34];&quot;.&quot;;[.C34];&quot;@academic.ac.uk&quot;)" office:value-type="string" office:string-value="Gail.Buckler@academic.ac.uk" calcext:value-type="string">
            <text:p>Gail.Buckler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7915" calcext:value-type="float">
            <text:p>1000867915</text:p>
          </table:table-cell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B35];&quot;.&quot;;[.C35];&quot;@academic.ac.uk&quot;)" office:value-type="string" office:string-value="Alister.Cairns@academic.ac.uk" calcext:value-type="string">
            <text:p>Alister.Cairns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7830" calcext:value-type="float">
            <text:p>1000467830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B36];&quot;.&quot;;[.C36];&quot;@academic.ac.uk&quot;)" office:value-type="string" office:string-value="Melissa.Campbell@academic.ac.uk" calcext:value-type="string">
            <text:p>Melissa.Campbell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894" calcext:value-type="float">
            <text:p>100013889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B37];&quot;.&quot;;[.C37];&quot;@academic.ac.uk&quot;)" office:value-type="string" office:string-value="Amanda.Carmichael@academic.ac.uk" calcext:value-type="string">
            <text:p>Amanda.Carmichael@academic.ac.uk</text:p>
          </table:table-cell>
          <table:table-cell table:style-name="ce25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5755" calcext:value-type="float">
            <text:p>1000985755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B38];&quot;.&quot;;[.C38];&quot;@academic.ac.uk&quot;)" office:value-type="string" office:string-value="Peter.Carpenter@academic.ac.uk" calcext:value-type="string">
            <text:p>Peter.Carpenter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558" calcext:value-type="float">
            <text:p>100071855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B39];&quot;.&quot;;[.C39];&quot;@academic.ac.uk&quot;)" office:value-type="string" office:string-value="William.Carroll@academic.ac.uk" calcext:value-type="string">
            <text:p>William.Carroll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9294" calcext:value-type="float">
            <text:p>1000259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B40];&quot;.&quot;;[.C40];&quot;@academic.ac.uk&quot;)" office:value-type="string" office:string-value="Mark.Christison@academic.ac.uk" calcext:value-type="string">
            <text:p>Mark.Christison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97316" calcext:value-type="float">
            <text:p>1000497316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B41];&quot;.&quot;;[.C41];&quot;@academic.ac.uk&quot;)" office:value-type="string" office:string-value="Neil.Clarke@academic.ac.uk" calcext:value-type="string">
            <text:p>Neil.Clarke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6558" calcext:value-type="float">
            <text:p>100038655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B42];&quot;.&quot;;[.C42];&quot;@academic.ac.uk&quot;)" office:value-type="string" office:string-value="Mp.Clay@academic.ac.uk" calcext:value-type="string">
            <text:p>Mp.Clay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1545" calcext:value-type="float">
            <text:p>1000511545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B43];&quot;.&quot;;[.C43];&quot;@academic.ac.uk&quot;)" office:value-type="string" office:string-value="Stephen.Coles@academic.ac.uk" calcext:value-type="string">
            <text:p>Stephen.Coles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2165" calcext:value-type="float">
            <text:p>100084216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B44];&quot;.&quot;;[.C44];&quot;@academic.ac.uk&quot;)" office:value-type="string" office:string-value="Charles.Collins@academic.ac.uk" calcext:value-type="string">
            <text:p>Charles.Collins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5050" calcext:value-type="float">
            <text:p>1000155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B45];&quot;.&quot;;[.C45];&quot;@academic.ac.uk&quot;)" office:value-type="string" office:string-value="Roger.Cooke@academic.ac.uk" calcext:value-type="string">
            <text:p>Roger.Cooke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3211" calcext:value-type="float">
            <text:p>1000283211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B46];&quot;.&quot;;[.C46];&quot;@academic.ac.uk&quot;)" office:value-type="string" office:string-value="Jane.Cowan@academic.ac.uk" calcext:value-type="string">
            <text:p>Jane.Cowan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2062" calcext:value-type="float">
            <text:p>100086206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B47];&quot;.&quot;;[.C47];&quot;@academic.ac.uk&quot;)" office:value-type="string" office:string-value="Sarah.Coyle@academic.ac.uk" calcext:value-type="string">
            <text:p>Sarah.Coyle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33136" calcext:value-type="float">
            <text:p>1000333136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B48];&quot;.&quot;;[.C48];&quot;@academic.ac.uk&quot;)" office:value-type="string" office:string-value="Amanda.Croft@academic.ac.uk" calcext:value-type="string">
            <text:p>Amanda.Croft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2848" calcext:value-type="float">
            <text:p>1000522848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B49];&quot;.&quot;;[.C49];&quot;@academic.ac.uk&quot;)" office:value-type="string" office:string-value="Nigel.Crowder@academic.ac.uk" calcext:value-type="string">
            <text:p>Nigel.Crowder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71158" calcext:value-type="float">
            <text:p>1000171158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B50];&quot;.&quot;;[.C50];&quot;@academic.ac.uk&quot;)" office:value-type="string" office:string-value="Susan.Cully@academic.ac.uk" calcext:value-type="string">
            <text:p>Susan.Cully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3825" calcext:value-type="float">
            <text:p>1000383825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B51];&quot;.&quot;;[.C51];&quot;@academic.ac.uk&quot;)" office:value-type="string" office:string-value="Gregory.Dalton@academic.ac.uk" calcext:value-type="string">
            <text:p>Gregory.Dalton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499" calcext:value-type="float">
            <text:p>100067449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B52];&quot;.&quot;;[.C52];&quot;@academic.ac.uk&quot;)" office:value-type="string" office:string-value="Peter.Davison@academic.ac.uk" calcext:value-type="string">
            <text:p>Peter.Davison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6704" calcext:value-type="float">
            <text:p>1000666704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B53];&quot;.&quot;;[.C53];&quot;@academic.ac.uk&quot;)" office:value-type="string" office:string-value="Alan.Dean@academic.ac.uk" calcext:value-type="string">
            <text:p>Alan.Dean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857" calcext:value-type="float">
            <text:p>1000899857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B54];&quot;.&quot;;[.C54];&quot;@academic.ac.uk&quot;)" office:value-type="string" office:string-value="Patricia.Dow@academic.ac.uk" calcext:value-type="string">
            <text:p>Patricia.Dow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67364" calcext:value-type="float">
            <text:p>1000367364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B55];&quot;.&quot;;[.C55];&quot;@academic.ac.uk&quot;)" office:value-type="string" office:string-value="Debra.Earnshaw@academic.ac.uk" calcext:value-type="string">
            <text:p>Debra.Earnshaw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2413" calcext:value-type="float">
            <text:p>100068241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B56];&quot;.&quot;;[.C56];&quot;@academic.ac.uk&quot;)" office:value-type="string" office:string-value="Steven.Edge@academic.ac.uk" calcext:value-type="string">
            <text:p>Steven.Edge@academic.ac.uk</text:p>
          </table:table-cell>
          <table:table-cell table:style-name="ce25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6472" calcext:value-type="float">
            <text:p>1000766472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B57];&quot;.&quot;;[.C57];&quot;@academic.ac.uk&quot;)" office:value-type="string" office:string-value="Paul.Ellison@academic.ac.uk" calcext:value-type="string">
            <text:p>Paul.Ellis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7582" calcext:value-type="float">
            <text:p>100072758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B58];&quot;.&quot;;[.C58];&quot;@academic.ac.uk&quot;)" office:value-type="string" office:string-value="Luke.Fallon@academic.ac.uk" calcext:value-type="string">
            <text:p>Luke.Fall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8304" calcext:value-type="float">
            <text:p>1000588304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B59];&quot;.&quot;;[.C59];&quot;@academic.ac.uk&quot;)" office:value-type="string" office:string-value="Hazel.Fleming@academic.ac.uk" calcext:value-type="string">
            <text:p>Hazel.Fleming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05394" calcext:value-type="float">
            <text:p>1000305394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B60];&quot;.&quot;;[.C60];&quot;@academic.ac.uk&quot;)" office:value-type="string" office:string-value="Elizabeth.Foster@academic.ac.uk" calcext:value-type="string">
            <text:p>Elizabeth.Foster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8486" calcext:value-type="float">
            <text:p>1000998486</text:p>
          </table:table-cell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B61];&quot;.&quot;;[.C61];&quot;@academic.ac.uk&quot;)" office:value-type="string" office:string-value="Kamma.Foulkes@academic.ac.uk" calcext:value-type="string">
            <text:p>Kamma.Foulke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643" calcext:value-type="float">
            <text:p>1000460643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B62];&quot;.&quot;;[.C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9416" calcext:value-type="float">
            <text:p>1000359416</text:p>
          </table:table-cell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B63];&quot;.&quot;;[.C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8107" calcext:value-type="float">
            <text:p>1000148107</text:p>
          </table:table-cell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B64];&quot;.&quot;;[.C64];&quot;@academic.ac.uk&quot;)" office:value-type="string" office:string-value="Colette.Franklin@academic.ac.uk" calcext:value-type="string">
            <text:p>Colette.Frankli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7740" calcext:value-type="float">
            <text:p>1000527740</text:p>
          </table:table-cell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B65];&quot;.&quot;;[.C65];&quot;@academic.ac.uk&quot;)" office:value-type="string" office:string-value="Carol.Freeman@academic.ac.uk" calcext:value-type="string">
            <text:p>Carol.Freema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7623" calcext:value-type="float">
            <text:p>100084762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B66];&quot;.&quot;;[.C66];&quot;@academic.ac.uk&quot;)" office:value-type="string" office:string-value="Craig.Frost@academic.ac.uk" calcext:value-type="string">
            <text:p>Craig.Frost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0930" calcext:value-type="float">
            <text:p>100096093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B67];&quot;.&quot;;[.C67];&quot;@academic.ac.uk&quot;)" office:value-type="string" office:string-value="Jon.Galloway@academic.ac.uk" calcext:value-type="string">
            <text:p>Jon.Galloway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3818" calcext:value-type="float">
            <text:p>1000153818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B68];&quot;.&quot;;[.C68];&quot;@academic.ac.uk&quot;)" office:value-type="string" office:string-value="Jennifer.Goddard@academic.ac.uk" calcext:value-type="string">
            <text:p>Jennifer.Goddard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8190" calcext:value-type="float">
            <text:p>100047819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B69];&quot;.&quot;;[.C69];&quot;@academic.ac.uk&quot;)" office:value-type="string" office:string-value="Ian.Good@academic.ac.uk" calcext:value-type="string">
            <text:p>Ian.Good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2265" calcext:value-type="float">
            <text:p>10004722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B70];&quot;.&quot;;[.C70];&quot;@academic.ac.uk&quot;)" office:value-type="string" office:string-value="Andrew.Goodwin@academic.ac.uk" calcext:value-type="string">
            <text:p>Andrew.Goodwi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25347" calcext:value-type="float">
            <text:p>1000325347</text:p>
          </table:table-cell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B71];&quot;.&quot;;[.C71];&quot;@academic.ac.uk&quot;)" office:value-type="string" office:string-value="Jodie.Gratton@academic.ac.uk" calcext:value-type="string">
            <text:p>Jodie.Gratt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0229" calcext:value-type="float">
            <text:p>1000880229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B72];&quot;.&quot;;[.C72];&quot;@academic.ac.uk&quot;)" office:value-type="string" office:string-value="Diane.Grayson@academic.ac.uk" calcext:value-type="string">
            <text:p>Diane.Grays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1056" calcext:value-type="float">
            <text:p>1000791056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B73];&quot;.&quot;;[.C73];&quot;@academic.ac.uk&quot;)" office:value-type="string" office:string-value="Jenny.Green@academic.ac.uk" calcext:value-type="string">
            <text:p>Jenny.Gree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284" calcext:value-type="float">
            <text:p>1000877284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B74];&quot;.&quot;;[.C74];&quot;@academic.ac.uk&quot;)" office:value-type="string" office:string-value="Nicola.Green@academic.ac.uk" calcext:value-type="string">
            <text:p>Nicola.Gree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9255" calcext:value-type="float">
            <text:p>100044925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B75];&quot;.&quot;;[.C75];&quot;@academic.ac.uk&quot;)" office:value-type="string" office:string-value="Nick.Grey@academic.ac.uk" calcext:value-type="string">
            <text:p>Nick.Grey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1378" calcext:value-type="float">
            <text:p>10008713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B76];&quot;.&quot;;[.C76];&quot;@academic.ac.uk&quot;)" office:value-type="string" office:string-value="Kate.Groves@academic.ac.uk" calcext:value-type="string">
            <text:p>Kate.Grove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68123" calcext:value-type="float">
            <text:p>100016812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B77];&quot;.&quot;;[.C77];&quot;@academic.ac.uk&quot;)" office:value-type="string" office:string-value="Mark.Hamilton@academic.ac.uk" calcext:value-type="string">
            <text:p>Mark.Hamilt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524" calcext:value-type="float">
            <text:p>1000760524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B78];&quot;.&quot;;[.C78];&quot;@academic.ac.uk&quot;)" office:value-type="string" office:string-value="Rosemary.Hancock@academic.ac.uk" calcext:value-type="string">
            <text:p>Rosemary.Hancock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5151" calcext:value-type="float">
            <text:p>1000535151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B79];&quot;.&quot;;[.C79];&quot;@academic.ac.uk&quot;)" office:value-type="string" office:string-value="Kate.Harman@academic.ac.uk" calcext:value-type="string">
            <text:p>Kate.Harma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2741" calcext:value-type="float">
            <text:p>1000952741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B80];&quot;.&quot;;[.C80];&quot;@academic.ac.uk&quot;)" office:value-type="string" office:string-value="Wendy.Harris@academic.ac.uk" calcext:value-type="string">
            <text:p>Wendy.Harri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18183" calcext:value-type="float">
            <text:p>1000718183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B81];&quot;.&quot;;[.C81];&quot;@academic.ac.uk&quot;)" office:value-type="string" office:string-value="Steven.Hay@academic.ac.uk" calcext:value-type="string">
            <text:p>Steven.Hay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1972" calcext:value-type="float">
            <text:p>1000411972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B82];&quot;.&quot;;[.C82];&quot;@academic.ac.uk&quot;)" office:value-type="string" office:string-value="Phyllis.Heath@academic.ac.uk" calcext:value-type="string">
            <text:p>Phyllis.Heath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5203" calcext:value-type="float">
            <text:p>1000485203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B83];&quot;.&quot;;[.C83];&quot;@academic.ac.uk&quot;)" office:value-type="string" office:string-value="Stephanie.Hill@academic.ac.uk" calcext:value-type="string">
            <text:p>Stephanie.Hill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1624" calcext:value-type="float">
            <text:p>1000141624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B84];&quot;.&quot;;[.C84];&quot;@academic.ac.uk&quot;)" office:value-type="string" office:string-value="Jennifer.Hill@academic.ac.uk" calcext:value-type="string">
            <text:p>Jennifer.Hill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06503" calcext:value-type="float">
            <text:p>1000406503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B85];&quot;.&quot;;[.C85];&quot;@academic.ac.uk&quot;)" office:value-type="string" office:string-value="Charlotte.Hobbs@academic.ac.uk" calcext:value-type="string">
            <text:p>Charlotte.Hobb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5449" calcext:value-type="float">
            <text:p>100012544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B86];&quot;.&quot;;[.C86];&quot;@academic.ac.uk&quot;)" office:value-type="string" office:string-value="Elizabeth.Hodgson@academic.ac.uk" calcext:value-type="string">
            <text:p>Elizabeth.Hodgson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66484" calcext:value-type="float">
            <text:p>1000966484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B87];&quot;.&quot;;[.C87];&quot;@academic.ac.uk&quot;)" office:value-type="string" office:string-value="Allison.Holder@academic.ac.uk" calcext:value-type="string">
            <text:p>Allison.Holder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67711" calcext:value-type="float">
            <text:p>10006677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B88];&quot;.&quot;;[.C88];&quot;@academic.ac.uk&quot;)" office:value-type="string" office:string-value="Steven.Holmes@academic.ac.uk" calcext:value-type="string">
            <text:p>Steven.Holmes@academic.ac.uk</text:p>
          </table:table-cell>
          <table:table-cell table:style-name="ce25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79669" calcext:value-type="float">
            <text:p>1000479669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B89];&quot;.&quot;;[.C89];&quot;@academic.ac.uk&quot;)" office:value-type="string" office:string-value="Joy.Hopkins@academic.ac.uk" calcext:value-type="string">
            <text:p>Joy.Hopkins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56714" calcext:value-type="float">
            <text:p>1000756714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B90];&quot;.&quot;;[.C90];&quot;@academic.ac.uk&quot;)" office:value-type="string" office:string-value="Derek.Horner@academic.ac.uk" calcext:value-type="string">
            <text:p>Derek.Horner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55128" calcext:value-type="float">
            <text:p>1000255128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B91];&quot;.&quot;;[.C91];&quot;@academic.ac.uk&quot;)" office:value-type="string" office:string-value="Johanna.Hugo@academic.ac.uk" calcext:value-type="string">
            <text:p>Johanna.Hugo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1347" calcext:value-type="float">
            <text:p>1000581347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B92];&quot;.&quot;;[.C92];&quot;@academic.ac.uk&quot;)" office:value-type="string" office:string-value="Gary.Hutchinson@academic.ac.uk" calcext:value-type="string">
            <text:p>Gary.Hutchinson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49197" calcext:value-type="float">
            <text:p>100064919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B93];&quot;.&quot;;[.C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6481" calcext:value-type="float">
            <text:p>1000536481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B94];&quot;.&quot;;[.C94];&quot;@academic.ac.uk&quot;)" office:value-type="string" office:string-value="Penelope.Jones@academic.ac.uk" calcext:value-type="string">
            <text:p>Penelope.Jones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35846" calcext:value-type="float">
            <text:p>10004358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B95];&quot;.&quot;;[.C95];&quot;@academic.ac.uk&quot;)" office:value-type="string" office:string-value="Maria.Kearney@academic.ac.uk" calcext:value-type="string">
            <text:p>Maria.Kearney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3660" calcext:value-type="float">
            <text:p>100021366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B96];&quot;.&quot;;[.C96];&quot;@academic.ac.uk&quot;)" office:value-type="string" office:string-value="Mary.Kelly@academic.ac.uk" calcext:value-type="string">
            <text:p>Mary.Kelly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960" calcext:value-type="float">
            <text:p>1000834960</text:p>
          </table:table-cell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B97];&quot;.&quot;;[.C97];&quot;@academic.ac.uk&quot;)" office:value-type="string" office:string-value="Kaleem.Khan@academic.ac.uk" calcext:value-type="string">
            <text:p>Kaleem.Khan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5228" calcext:value-type="float">
            <text:p>1000695228</text:p>
          </table:table-cell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B98];&quot;.&quot;;[.C98];&quot;@academic.ac.uk&quot;)" office:value-type="string" office:string-value="Shakiel.Khan@academic.ac.uk" calcext:value-type="string">
            <text:p>Shakiel.Khan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3473" calcext:value-type="float">
            <text:p>1000413473</text:p>
          </table:table-cell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B99];&quot;.&quot;;[.C99];&quot;@academic.ac.uk&quot;)" office:value-type="string" office:string-value="Zaibunisa.Khan@academic.ac.uk" calcext:value-type="string">
            <text:p>Zaibunisa.Khan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0152" calcext:value-type="float">
            <text:p>100024015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B100];&quot;.&quot;;[.C100];&quot;@academic.ac.uk&quot;)" office:value-type="string" office:string-value="Susan.Kitchen@academic.ac.uk" calcext:value-type="string">
            <text:p>Susan.Kitchen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4778" calcext:value-type="float">
            <text:p>1000674778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B101];&quot;.&quot;;[.C101];&quot;@academic.ac.uk&quot;)" office:value-type="string" office:string-value="Kate.Knowles@academic.ac.uk" calcext:value-type="string">
            <text:p>Kate.Knowles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4108" calcext:value-type="float">
            <text:p>1000554108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B102];&quot;.&quot;;[.C102];&quot;@academic.ac.uk&quot;)" office:value-type="string" office:string-value="Gary.Lever@academic.ac.uk" calcext:value-type="string">
            <text:p>Gary.Lever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594" calcext:value-type="float">
            <text:p>100067059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B103];&quot;.&quot;;[.C103];&quot;@academic.ac.uk&quot;)" office:value-type="string" office:string-value="David.Lewis@academic.ac.uk" calcext:value-type="string">
            <text:p>David.Lewis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4871" calcext:value-type="float">
            <text:p>1000654871</text:p>
          </table:table-cell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B104];&quot;.&quot;;[.C104];&quot;@academic.ac.uk&quot;)" office:value-type="string" office:string-value="Gaye.Lord@academic.ac.uk" calcext:value-type="string">
            <text:p>Gaye.Lord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2260" calcext:value-type="float">
            <text:p>100041226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B105];&quot;.&quot;;[.C105];&quot;@academic.ac.uk&quot;)" office:value-type="string" office:string-value="Brett.Lovett@academic.ac.uk" calcext:value-type="string">
            <text:p>Brett.Lovett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9786" calcext:value-type="float">
            <text:p>100094978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B106];&quot;.&quot;;[.C106];&quot;@academic.ac.uk&quot;)" office:value-type="string" office:string-value="John.Lynch@academic.ac.uk" calcext:value-type="string">
            <text:p>John.Lynch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18796" calcext:value-type="float">
            <text:p>1000418796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B107];&quot;.&quot;;[.C107];&quot;@academic.ac.uk&quot;)" office:value-type="string" office:string-value="Peter.Malone@academic.ac.uk" calcext:value-type="string">
            <text:p>Peter.Malone@academic.ac.uk</text:p>
          </table:table-cell>
          <table:table-cell table:style-name="ce25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7121" calcext:value-type="float">
            <text:p>100011712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B108];&quot;.&quot;;[.C108];&quot;@academic.ac.uk&quot;)" office:value-type="string" office:string-value="Trevor.Mansfield@academic.ac.uk" calcext:value-type="string">
            <text:p>Trevor.Mansfield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757" calcext:value-type="float">
            <text:p>1000730757</text:p>
          </table:table-cell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B109];&quot;.&quot;;[.C109];&quot;@academic.ac.uk&quot;)" office:value-type="string" office:string-value="Annabel.Marsh@academic.ac.uk" calcext:value-type="string">
            <text:p>Annabel.Marsh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7086" calcext:value-type="float">
            <text:p>1000377086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B110];&quot;.&quot;;[.C110];&quot;@academic.ac.uk&quot;)" office:value-type="string" office:string-value="Catherine.Marshall@academic.ac.uk" calcext:value-type="string">
            <text:p>Catherine.Marshall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5685" calcext:value-type="float">
            <text:p>1000705685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B111];&quot;.&quot;;[.C111];&quot;@academic.ac.uk&quot;)" office:value-type="string" office:string-value="Emma.Matthews@academic.ac.uk" calcext:value-type="string">
            <text:p>Emma.Matthew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999" calcext:value-type="float">
            <text:p>1000275999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B112];&quot;.&quot;;[.C112];&quot;@academic.ac.uk&quot;)" office:value-type="string" office:string-value="Joyce.Mayers@academic.ac.uk" calcext:value-type="string">
            <text:p>Joyce.Mayer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32103" calcext:value-type="float">
            <text:p>1000532103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B113];&quot;.&quot;;[.C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03544" calcext:value-type="float">
            <text:p>100050354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B114];&quot;.&quot;;[.C114];&quot;@academic.ac.uk&quot;)" office:value-type="string" office:string-value="James.McDonald@academic.ac.uk" calcext:value-type="string">
            <text:p>James.McDonald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2690" calcext:value-type="float">
            <text:p>1000762690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B115];&quot;.&quot;;[.C115];&quot;@academic.ac.uk&quot;)" office:value-type="string" office:string-value="Jenny.McDowell@academic.ac.uk" calcext:value-type="string">
            <text:p>Jenny.McDowell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63039" calcext:value-type="float">
            <text:p>1000263039</text:p>
          </table:table-cell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B116];&quot;.&quot;;[.C116];&quot;@academic.ac.uk&quot;)" office:value-type="string" office:string-value="Conor.McGinn@academic.ac.uk" calcext:value-type="string">
            <text:p>Conor.McGin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4736" calcext:value-type="float">
            <text:p>100011473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B117];&quot;.&quot;;[.C117];&quot;@academic.ac.uk&quot;)" office:value-type="string" office:string-value="Paul.McGuire@academic.ac.uk" calcext:value-type="string">
            <text:p>Paul.McGuire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39" calcext:value-type="float">
            <text:p>1000725239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B118];&quot;.&quot;;[.C118];&quot;@academic.ac.uk&quot;)" office:value-type="string" office:string-value="Gail.McIntyre@academic.ac.uk" calcext:value-type="string">
            <text:p>Gail.McIntyre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2206" calcext:value-type="float">
            <text:p>1000552206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B119];&quot;.&quot;;[.C119];&quot;@academic.ac.uk&quot;)" office:value-type="string" office:string-value="Emma.McKendrick@academic.ac.uk" calcext:value-type="string">
            <text:p>Emma.McKendrick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07164" calcext:value-type="float">
            <text:p>1000807164</text:p>
          </table:table-cell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B120];&quot;.&quot;;[.C120];&quot;@academic.ac.uk&quot;)" office:value-type="string" office:string-value="Rodger.McMillan@academic.ac.uk" calcext:value-type="string">
            <text:p>Rodger.McMilla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0417" calcext:value-type="float">
            <text:p>100074041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B121];&quot;.&quot;;[.C121];&quot;@academic.ac.uk&quot;)" office:value-type="string" office:string-value="Laura.Meier@academic.ac.uk" calcext:value-type="string">
            <text:p>Laura.Meier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7077" calcext:value-type="float">
            <text:p>1000707077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B122];&quot;.&quot;;[.C122];&quot;@academic.ac.uk&quot;)" office:value-type="string" office:string-value="Andrew.Melling@academic.ac.uk" calcext:value-type="string">
            <text:p>Andrew.Melling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9933" calcext:value-type="float">
            <text:p>1000899933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B123];&quot;.&quot;;[.C123];&quot;@academic.ac.uk&quot;)" office:value-type="string" office:string-value="Phillip.Miller@academic.ac.uk" calcext:value-type="string">
            <text:p>Phillip.Miller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9312" calcext:value-type="float">
            <text:p>10007393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B124];&quot;.&quot;;[.C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773" calcext:value-type="float">
            <text:p>1000108773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B125];&quot;.&quot;;[.C125];&quot;@academic.ac.uk&quot;)" office:value-type="string" office:string-value="Nicholas.Mills@academic.ac.uk" calcext:value-type="string">
            <text:p>Nicholas.Mill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27307" calcext:value-type="float">
            <text:p>1000427307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B126];&quot;.&quot;;[.C126];&quot;@academic.ac.uk&quot;)" office:value-type="string" office:string-value="Samantha.Milne@academic.ac.uk" calcext:value-type="string">
            <text:p>Samantha.Milne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25208" calcext:value-type="float">
            <text:p>1000725208</text:p>
          </table:table-cell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B127];&quot;.&quot;;[.C127];&quot;@academic.ac.uk&quot;)" office:value-type="string" office:string-value="Ishtiaq.Mohammad@academic.ac.uk" calcext:value-type="string">
            <text:p>Ishtiaq.Mohammad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18326" calcext:value-type="float">
            <text:p>1000118326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B128];&quot;.&quot;;[.C128];&quot;@academic.ac.uk&quot;)" office:value-type="string" office:string-value="Lucy.Morris@academic.ac.uk" calcext:value-type="string">
            <text:p>Lucy.Morri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6362" calcext:value-type="float">
            <text:p>100073636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B129];&quot;.&quot;;[.C129];&quot;@academic.ac.uk&quot;)" office:value-type="string" office:string-value="Jeremy.Moss@academic.ac.uk" calcext:value-type="string">
            <text:p>Jeremy.Mos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3355" calcext:value-type="float">
            <text:p>100024335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B130];&quot;.&quot;;[.C130];&quot;@academic.ac.uk&quot;)" office:value-type="string" office:string-value="David.Moulton@academic.ac.uk" calcext:value-type="string">
            <text:p>David.Moulto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3203" calcext:value-type="float">
            <text:p>1000673203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B131];&quot;.&quot;;[.C131];&quot;@academic.ac.uk&quot;)" office:value-type="string" office:string-value="Anthony.Murphy@academic.ac.uk" calcext:value-type="string">
            <text:p>Anthony.Murphy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2986" calcext:value-type="float">
            <text:p>1000852986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B132];&quot;.&quot;;[.C132];&quot;@academic.ac.uk&quot;)" office:value-type="string" office:string-value="Carole.Murphy@academic.ac.uk" calcext:value-type="string">
            <text:p>Carole.Murphy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6050" calcext:value-type="float">
            <text:p>1000236050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B133];&quot;.&quot;;[.C133];&quot;@academic.ac.uk&quot;)" office:value-type="string" office:string-value="Roger.Newman@academic.ac.uk" calcext:value-type="string">
            <text:p>Roger.Newma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82289" calcext:value-type="float">
            <text:p>100048228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B134];&quot;.&quot;;[.C134];&quot;@academic.ac.uk&quot;)" office:value-type="string" office:string-value="John.Nicol@academic.ac.uk" calcext:value-type="string">
            <text:p>John.Nicol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46345" calcext:value-type="float">
            <text:p>1000346345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B135];&quot;.&quot;;[.C135];&quot;@academic.ac.uk&quot;)" office:value-type="string" office:string-value="Sharon.Nolan@academic.ac.uk" calcext:value-type="string">
            <text:p>Sharon.Nola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65106" calcext:value-type="float">
            <text:p>100086510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B136];&quot;.&quot;;[.C136];&quot;@academic.ac.uk&quot;)" office:value-type="string" office:string-value="Michael.O'Sullivan@academic.ac.uk" calcext:value-type="string">
            <text:p>Michael.O'Sulliva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32580" calcext:value-type="float">
            <text:p>1000632580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B137];&quot;.&quot;;[.C137];&quot;@academic.ac.uk&quot;)" office:value-type="string" office:string-value="Rita.Okoye@academic.ac.uk" calcext:value-type="string">
            <text:p>Rita.Okoye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94357" calcext:value-type="float">
            <text:p>100019435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B138];&quot;.&quot;;[.C138];&quot;@academic.ac.uk&quot;)" office:value-type="string" office:string-value="Thomas.Orford@academic.ac.uk" calcext:value-type="string">
            <text:p>Thomas.Orford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5681" calcext:value-type="float">
            <text:p>1000275681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B139];&quot;.&quot;;[.C139];&quot;@academic.ac.uk&quot;)" office:value-type="string" office:string-value="Helen.Orr@academic.ac.uk" calcext:value-type="string">
            <text:p>Helen.Orr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3109" calcext:value-type="float">
            <text:p>10005231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B140];&quot;.&quot;;[.C140];&quot;@academic.ac.uk&quot;)" office:value-type="string" office:string-value="Mark.Owen@academic.ac.uk" calcext:value-type="string">
            <text:p>Mark.Owen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63881" calcext:value-type="float">
            <text:p>1000563881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B141];&quot;.&quot;;[.C141];&quot;@academic.ac.uk&quot;)" office:value-type="string" office:string-value="Ian.Panter@academic.ac.uk" calcext:value-type="string">
            <text:p>Ian.Panter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81462" calcext:value-type="float">
            <text:p>1000981462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B142];&quot;.&quot;;[.C142];&quot;@academic.ac.uk&quot;)" office:value-type="string" office:string-value="Alison.Parker@academic.ac.uk" calcext:value-type="string">
            <text:p>Alison.Parker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48583" calcext:value-type="float">
            <text:p>1000748583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B143];&quot;.&quot;;[.C143];&quot;@academic.ac.uk&quot;)" office:value-type="string" office:string-value="Linda.Parrack@academic.ac.uk" calcext:value-type="string">
            <text:p>Linda.Parrack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34386" calcext:value-type="float">
            <text:p>1000834386</text:p>
          </table:table-cell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B144];&quot;.&quot;;[.C144];&quot;@academic.ac.uk&quot;)" office:value-type="string" office:string-value="Poonam.Patel@academic.ac.uk" calcext:value-type="string">
            <text:p>Poonam.Patel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0092" calcext:value-type="float">
            <text:p>100044009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B145];&quot;.&quot;;[.C145];&quot;@academic.ac.uk&quot;)" office:value-type="string" office:string-value="Michael.Pearce@academic.ac.uk" calcext:value-type="string">
            <text:p>Michael.Pearce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646" calcext:value-type="float">
            <text:p>1000797646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B146];&quot;.&quot;;[.C146];&quot;@academic.ac.uk&quot;)" office:value-type="string" office:string-value="Derek.Phipps@academic.ac.uk" calcext:value-type="string">
            <text:p>Derek.Phipps@academic.ac.uk</text:p>
          </table:table-cell>
          <table:table-cell table:style-name="ce25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77369" calcext:value-type="float">
            <text:p>1000277369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B147];&quot;.&quot;;[.C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94186" calcext:value-type="float">
            <text:p>100099418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B148];&quot;.&quot;;[.C148];&quot;@academic.ac.uk&quot;)" office:value-type="string" office:string-value="Paul.Pike@academic.ac.uk" calcext:value-type="string">
            <text:p>Paul.Pike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601" calcext:value-type="float">
            <text:p>1000783601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B149];&quot;.&quot;;[.C149];&quot;@academic.ac.uk&quot;)" office:value-type="string" office:string-value="Patricia.Piper@academic.ac.uk" calcext:value-type="string">
            <text:p>Patricia.Piper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1695" calcext:value-type="float">
            <text:p>1000761695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B150];&quot;.&quot;;[.C150];&quot;@academic.ac.uk&quot;)" office:value-type="string" office:string-value="Philip.Ramsbottom@academic.ac.uk" calcext:value-type="string">
            <text:p>Philip.Ramsbottom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38494" calcext:value-type="float">
            <text:p>1000138494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B151];&quot;.&quot;;[.C151];&quot;@academic.ac.uk&quot;)" office:value-type="string" office:string-value="Anne.Redmond@academic.ac.uk" calcext:value-type="string">
            <text:p>Anne.Redmon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5284" calcext:value-type="float">
            <text:p>1000655284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B152];&quot;.&quot;;[.C152];&quot;@academic.ac.uk&quot;)" office:value-type="string" office:string-value="Jamie.Reynolds@academic.ac.uk" calcext:value-type="string">
            <text:p>Jamie.Reynolds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1893" calcext:value-type="float">
            <text:p>1000391893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B153];&quot;.&quot;;[.C153];&quot;@academic.ac.uk&quot;)" office:value-type="string" office:string-value="Jeremy.Roberts@academic.ac.uk" calcext:value-type="string">
            <text:p>Jeremy.Roberts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56444" calcext:value-type="float">
            <text:p>100065644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B154];&quot;.&quot;;[.C154];&quot;@academic.ac.uk&quot;)" office:value-type="string" office:string-value="Garry.Robertson@academic.ac.uk" calcext:value-type="string">
            <text:p>Garry.Robertson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2853" calcext:value-type="float">
            <text:p>1000152853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B155];&quot;.&quot;;[.C155];&quot;@academic.ac.uk&quot;)" office:value-type="string" office:string-value="Alan.Robinson@academic.ac.uk" calcext:value-type="string">
            <text:p>Alan.Robinson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1130" calcext:value-type="float">
            <text:p>100038113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B156];&quot;.&quot;;[.C156];&quot;@academic.ac.uk&quot;)" office:value-type="string" office:string-value="Edward.Rogers@academic.ac.uk" calcext:value-type="string">
            <text:p>Edward.Rogers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82259" calcext:value-type="float">
            <text:p>100038225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B157];&quot;.&quot;;[.C157];&quot;@academic.ac.uk&quot;)" office:value-type="string" office:string-value="Emma.Rollinson@academic.ac.uk" calcext:value-type="string">
            <text:p>Emma.Rollinson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071" calcext:value-type="float">
            <text:p>1000214071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B158];&quot;.&quot;;[.C158];&quot;@academic.ac.uk&quot;)" office:value-type="string" office:string-value="Lynne.Rudd@academic.ac.uk" calcext:value-type="string">
            <text:p>Lynne.Rud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50070" calcext:value-type="float">
            <text:p>1000350070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B159];&quot;.&quot;;[.C159];&quot;@academic.ac.uk&quot;)" office:value-type="string" office:string-value="Emma.Salcedo@academic.ac.uk" calcext:value-type="string">
            <text:p>Emma.Salcedo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1799" calcext:value-type="float">
            <text:p>1000731799</text:p>
          </table:table-cell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B160];&quot;.&quot;;[.C160];&quot;@academic.ac.uk&quot;)" office:value-type="string" office:string-value="Javed.Sarwar@academic.ac.uk" calcext:value-type="string">
            <text:p>Javed.Sarwar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26714" calcext:value-type="float">
            <text:p>1000526714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B161];&quot;.&quot;;[.C161];&quot;@academic.ac.uk&quot;)" office:value-type="string" office:string-value="Dean.Sealey@academic.ac.uk" calcext:value-type="string">
            <text:p>Dean.Sealey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48255" calcext:value-type="float">
            <text:p>1000848255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B162];&quot;.&quot;;[.C162];&quot;@academic.ac.uk&quot;)" office:value-type="string" office:string-value="Brian.Sharp@academic.ac.uk" calcext:value-type="string">
            <text:p>Brian.Sharp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9748" calcext:value-type="float">
            <text:p>1000629748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B163];&quot;.&quot;;[.C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4938" calcext:value-type="float">
            <text:p>1000764938</text:p>
          </table:table-cell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B164];&quot;.&quot;;[.C164];&quot;@academic.ac.uk&quot;)" office:value-type="string" office:string-value="Roberta.Sherwood@academic.ac.uk" calcext:value-type="string">
            <text:p>Roberta.Sherwoo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41936" calcext:value-type="float">
            <text:p>100024193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B165];&quot;.&quot;;[.C165];&quot;@academic.ac.uk&quot;)" office:value-type="string" office:string-value="Martin.Slaney@academic.ac.uk" calcext:value-type="string">
            <text:p>Martin.Slaney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77830" calcext:value-type="float">
            <text:p>100087783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B166];&quot;.&quot;;[.C166];&quot;@academic.ac.uk&quot;)" office:value-type="string" office:string-value="Andrew.Smith@academic.ac.uk" calcext:value-type="string">
            <text:p>Andrew.Smith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93748" calcext:value-type="float">
            <text:p>1000893748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B167];&quot;.&quot;;[.C167];&quot;@academic.ac.uk&quot;)" office:value-type="string" office:string-value="Andrew.Smith@academic.ac.uk" calcext:value-type="string">
            <text:p>Andrew.Smith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8930" calcext:value-type="float">
            <text:p>1000108930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B168];&quot;.&quot;;[.C168];&quot;@academic.ac.uk&quot;)" office:value-type="string" office:string-value="Christine.Smith@academic.ac.uk" calcext:value-type="string">
            <text:p>Christine.Smith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24351" calcext:value-type="float">
            <text:p>100022435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B169];&quot;.&quot;;[.C169];&quot;@academic.ac.uk&quot;)" office:value-type="string" office:string-value="David.Smith@academic.ac.uk" calcext:value-type="string">
            <text:p>David.Smith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16393" calcext:value-type="float">
            <text:p>1000616393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B170];&quot;.&quot;;[.C170];&quot;@academic.ac.uk&quot;)" office:value-type="string" office:string-value="Ian.Smith@academic.ac.uk" calcext:value-type="string">
            <text:p>Ian.Smith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70621" calcext:value-type="float">
            <text:p>100067062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B171];&quot;.&quot;;[.C171];&quot;@academic.ac.uk&quot;)" office:value-type="string" office:string-value="Chris.Snelling@academic.ac.uk" calcext:value-type="string">
            <text:p>Chris.Snelling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4560" calcext:value-type="float">
            <text:p>1000624560</text:p>
          </table:table-cell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B172];&quot;.&quot;;[.C172];&quot;@academic.ac.uk&quot;)" office:value-type="string" office:string-value="Dijay.Soni@academic.ac.uk" calcext:value-type="string">
            <text:p>Dijay.Soni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30611" calcext:value-type="float">
            <text:p>1000730611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B173];&quot;.&quot;;[.C173];&quot;@academic.ac.uk&quot;)" office:value-type="string" office:string-value="Trevor.Southall@academic.ac.uk" calcext:value-type="string">
            <text:p>Trevor.Southall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77675" calcext:value-type="float">
            <text:p>1000777675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B174];&quot;.&quot;;[.C174];&quot;@academic.ac.uk&quot;)" office:value-type="string" office:string-value="Tony.Spain@academic.ac.uk" calcext:value-type="string">
            <text:p>Tony.Spain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15128" calcext:value-type="float">
            <text:p>1000515128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B175];&quot;.&quot;;[.C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02361" calcext:value-type="float">
            <text:p>1000702361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B176];&quot;.&quot;;[.C176];&quot;@academic.ac.uk&quot;)" office:value-type="string" office:string-value="Simon.Stevens@academic.ac.uk" calcext:value-type="string">
            <text:p>Simon.Stevens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54494" calcext:value-type="float">
            <text:p>100015449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B177];&quot;.&quot;;[.C177];&quot;@academic.ac.uk&quot;)" office:value-type="string" office:string-value="Paul.Stromberg@academic.ac.uk" calcext:value-type="string">
            <text:p>Paul.Stromberg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14996" calcext:value-type="float">
            <text:p>1000214996</text:p>
          </table:table-cell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B178];&quot;.&quot;;[.C178];&quot;@academic.ac.uk&quot;)" office:value-type="string" office:string-value="Yuk-Ki.Tang@academic.ac.uk" calcext:value-type="string">
            <text:p>Yuk-Ki.Tang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56890" calcext:value-type="float">
            <text:p>1000856890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B179];&quot;.&quot;;[.C179];&quot;@academic.ac.uk&quot;)" office:value-type="string" office:string-value="Denise.Taylor@academic.ac.uk" calcext:value-type="string">
            <text:p>Denise.Taylor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72961" calcext:value-type="float">
            <text:p>1000372961</text:p>
          </table:table-cell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B180];&quot;.&quot;;[.C180];&quot;@academic.ac.uk&quot;)" office:value-type="string" office:string-value="Fiona.Thomson@academic.ac.uk" calcext:value-type="string">
            <text:p>Fiona.Thomson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05943" calcext:value-type="float">
            <text:p>1000605943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B181];&quot;.&quot;;[.C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34530" calcext:value-type="float">
            <text:p>100023453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B182];&quot;.&quot;;[.C182];&quot;@academic.ac.uk&quot;)" office:value-type="string" office:string-value="Stephen.Tighe@academic.ac.uk" calcext:value-type="string">
            <text:p>Stephen.Tighe@academic.ac.uk</text:p>
          </table:table-cell>
          <table:table-cell table:style-name="ce25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97313" calcext:value-type="float">
            <text:p>1000797313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B183];&quot;.&quot;;[.C183];&quot;@academic.ac.uk&quot;)" office:value-type="string" office:string-value="Paul.Treherne@academic.ac.uk" calcext:value-type="string">
            <text:p>Paul.Treherne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45068" calcext:value-type="float">
            <text:p>100094506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B184];&quot;.&quot;;[.C184];&quot;@academic.ac.uk&quot;)" office:value-type="string" office:string-value="Elizabeth.Tyler@academic.ac.uk" calcext:value-type="string">
            <text:p>Elizabeth.Tyler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60746" calcext:value-type="float">
            <text:p>1000760746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B185];&quot;.&quot;;[.C185];&quot;@academic.ac.uk&quot;)" office:value-type="string" office:string-value="Heinz.Vogel@academic.ac.uk" calcext:value-type="string">
            <text:p>Heinz.Vogel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398150" calcext:value-type="float">
            <text:p>100039815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B186];&quot;.&quot;;[.C186];&quot;@academic.ac.uk&quot;)" office:value-type="string" office:string-value="Samuel.Wales@academic.ac.uk" calcext:value-type="string">
            <text:p>Samuel.Wales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45326" calcext:value-type="float">
            <text:p>1000145326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B187];&quot;.&quot;;[.C187];&quot;@academic.ac.uk&quot;)" office:value-type="string" office:string-value="Christopher.Walls@academic.ac.uk" calcext:value-type="string">
            <text:p>Christopher.Walls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94543" calcext:value-type="float">
            <text:p>100069454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B188];&quot;.&quot;;[.C188];&quot;@academic.ac.uk&quot;)" office:value-type="string" office:string-value="Martin.Walsh@academic.ac.uk" calcext:value-type="string">
            <text:p>Martin.Walsh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01566" calcext:value-type="float">
            <text:p>1000101566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B189];&quot;.&quot;;[.C189];&quot;@academic.ac.uk&quot;)" office:value-type="string" office:string-value="Margaret.Warburton@academic.ac.uk" calcext:value-type="string">
            <text:p>Margaret.Warburton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60437" calcext:value-type="float">
            <text:p>10004604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B190];&quot;.&quot;;[.C190];&quot;@academic.ac.uk&quot;)" office:value-type="string" office:string-value="David.Watt@academic.ac.uk" calcext:value-type="string">
            <text:p>David.Watt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50465" calcext:value-type="float">
            <text:p>100055046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B191];&quot;.&quot;;[.C191];&quot;@academic.ac.uk&quot;)" office:value-type="string" office:string-value="Andrew.Webster@academic.ac.uk" calcext:value-type="string">
            <text:p>Andrew.Webster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81011" calcext:value-type="float">
            <text:p>1000681011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B192];&quot;.&quot;;[.C192];&quot;@academic.ac.uk&quot;)" office:value-type="string" office:string-value="Matthew.Welford@academic.ac.uk" calcext:value-type="string">
            <text:p>Matthew.Welford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955539" calcext:value-type="float">
            <text:p>1000955539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B193];&quot;.&quot;;[.C193];&quot;@academic.ac.uk&quot;)" office:value-type="string" office:string-value="Emma.White@academic.ac.uk" calcext:value-type="string">
            <text:p>Emma.White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282432" calcext:value-type="float">
            <text:p>1000282432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B194];&quot;.&quot;;[.C194];&quot;@academic.ac.uk&quot;)" office:value-type="string" office:string-value="Sarah.White@academic.ac.uk" calcext:value-type="string">
            <text:p>Sarah.White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885377" calcext:value-type="float">
            <text:p>100088537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B195];&quot;.&quot;;[.C195];&quot;@academic.ac.uk&quot;)" office:value-type="string" office:string-value="Mark.Williams@academic.ac.uk" calcext:value-type="string">
            <text:p>Mark.Williams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126557" calcext:value-type="float">
            <text:p>1000126557</text:p>
          </table:table-cell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B196];&quot;.&quot;;[.C196];&quot;@academic.ac.uk&quot;)" office:value-type="string" office:string-value="Vip.Williams@academic.ac.uk" calcext:value-type="string">
            <text:p>Vip.Williams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8232" calcext:value-type="float">
            <text:p>1000448232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B197];&quot;.&quot;;[.C197];&quot;@academic.ac.uk&quot;)" office:value-type="string" office:string-value="Janet.Wilson@academic.ac.uk" calcext:value-type="string">
            <text:p>Janet.Wilson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442524" calcext:value-type="float">
            <text:p>1000442524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B198];&quot;.&quot;;[.C198];&quot;@academic.ac.uk&quot;)" office:value-type="string" office:string-value="Christopher.Wood@academic.ac.uk" calcext:value-type="string">
            <text:p>Christopher.Wood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623352" calcext:value-type="float">
            <text:p>1000623352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B199];&quot;.&quot;;[.C199];&quot;@academic.ac.uk&quot;)" office:value-type="string" office:string-value="Linda.Worrall@academic.ac.uk" calcext:value-type="string">
            <text:p>Linda.Worrall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783764" calcext:value-type="float">
            <text:p>1000783764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B200];&quot;.&quot;;[.C200];&quot;@academic.ac.uk&quot;)" office:value-type="string" office:string-value="Kenneth.Wylie@academic.ac.uk" calcext:value-type="string">
            <text:p>Kenneth.Wylie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ce7" office:value-type="float" office:value="1000584048" calcext:value-type="float">
            <text:p>1000584048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B201];&quot;.&quot;;[.C201];&quot;@academic.ac.uk&quot;)" office:value-type="string" office:string-value="Ibrahim.Yusuf@academic.ac.uk" calcext:value-type="string">
            <text:p>Ibrahim.Yusuf@academic.ac.uk</text:p>
          </table:table-cell>
          <table:table-cell table:style-name="ce25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40">
          <table:table-cell table:number-columns-repeated="17"/>
          <table:table-cell table:style-name="ce29"/>
          <table:table-cell table:number-columns-repeated="3"/>
        </table:table-row>
        <table:table-row table:style-name="ro1" table:number-rows-repeated="10483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New students" table:style-name="ta1">
        <table:table-column table:style-name="co12" table:default-cell-style-name="ce31"/>
        <table:table-column table:style-name="co3" table:number-columns-repeated="20" table:default-cell-style-name="Default"/>
        <table:table-row table:style-name="ro1">
          <table:table-cell table:style-name="ce27" office:value-type="string" calcext:value-type="string">
            <text:p>ULN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rovider UKPRN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2">
          <table:table-cell table:style-name="ce30" office:value-type="float" office:value="1000165776" calcext:value-type="float">
            <text:p>1000165776</text:p>
          </table:table-cell>
          <table:table-cell table:style-name="ce32" office:value-type="string" calcext:value-type="string">
            <text:p>Lyndsey</text:p>
          </table:table-cell>
          <table:table-cell table:style-name="ce32" office:value-type="string" calcext:value-type="string">
            <text:p>Hollow</text:p>
          </table:table-cell>
          <table:table-cell office:value-type="string" calcext:value-type="string">
            <text:p>32 High Street</text:p>
          </table:table-cell>
          <table:table-cell office:value-type="string" calcext:value-type="string">
            <text:p>Outer Walding</text:p>
          </table:table-cell>
          <table:table-cell office:value-type="string" calcext:value-type="string">
            <text:p>Coventry</text:p>
          </table:table-cell>
          <table:table-cell/>
          <table:table-cell office:value-type="string" calcext:value-type="string">
            <text:p>CO44 4NN</text:p>
          </table:table-cell>
          <table:table-cell office:value-type="string" calcext:value-type="string">
            <text:p>0123123213</text:p>
          </table:table-cell>
          <table:table-cell table:formula="of:=COM.MICROSOFT.CONCAT([.B2];&quot;.&quot;;[.C2];&quot;@academic.ac.uk&quot;)" office:value-type="string" office:string-value="Lyndsey.Hollow@academic.ac.uk" calcext:value-type="string">
            <text:p>Lyndsey.Hollow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567713" calcext:value-type="float">
            <text:p>1000567713</text:p>
          </table:table-cell>
          <table:table-cell table:style-name="ce32" office:value-type="string" calcext:value-type="string">
            <text:p>Doreen</text:p>
          </table:table-cell>
          <table:table-cell table:style-name="ce32" office:value-type="string" calcext:value-type="string">
            <text:p>Jefford</text:p>
          </table:table-cell>
          <table:table-cell office:value-type="string" calcext:value-type="string">
            <text:p>61 Tree Road</text:p>
          </table:table-cell>
          <table:table-cell office:value-type="string" calcext:value-type="string">
            <text:p>Inner Walding</text:p>
          </table:table-cell>
          <table:table-cell office:value-type="string" calcext:value-type="string">
            <text:p>Coventry</text:p>
          </table:table-cell>
          <table:table-cell/>
          <table:table-cell office:value-type="string" calcext:value-type="string">
            <text:p>CO43 3HN</text:p>
          </table:table-cell>
          <table:table-cell office:value-type="string" calcext:value-type="string">
            <text:p>0128391283</text:p>
          </table:table-cell>
          <table:table-cell table:formula="of:=COM.MICROSOFT.CONCAT([.B3];&quot;.&quot;;[.C3];&quot;@academic.ac.uk&quot;)" office:value-type="string" office:string-value="Doreen.Jefford@academic.ac.uk" calcext:value-type="string">
            <text:p>Doreen.Jefford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238763" calcext:value-type="float">
            <text:p>1000238763</text:p>
          </table:table-cell>
          <table:table-cell table:style-name="ce32" office:value-type="string" calcext:value-type="string">
            <text:p>Emlyn</text:p>
          </table:table-cell>
          <table:table-cell table:style-name="ce32" office:value-type="string" calcext:value-type="string">
            <text:p>Humber</text:p>
          </table:table-cell>
          <table:table-cell office:value-type="string" calcext:value-type="string">
            <text:p>8 Cliff Street</text:p>
          </table:table-cell>
          <table:table-cell office:value-type="string" calcext:value-type="string">
            <text:p>Middle Walding</text:p>
          </table:table-cell>
          <table:table-cell office:value-type="string" calcext:value-type="string">
            <text:p>Warwick</text:p>
          </table:table-cell>
          <table:table-cell/>
          <table:table-cell office:value-type="string" calcext:value-type="string">
            <text:p>CO16 8NE</text:p>
          </table:table-cell>
          <table:table-cell office:value-type="string" calcext:value-type="string">
            <text:p>0123890213</text:p>
          </table:table-cell>
          <table:table-cell table:formula="of:=COM.MICROSOFT.CONCAT([.B4];&quot;.&quot;;[.C4];&quot;@academic.ac.uk&quot;)" office:value-type="string" office:string-value="Emlyn.Humber@academic.ac.uk" calcext:value-type="string">
            <text:p>Emlyn.Humber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484716" calcext:value-type="float">
            <text:p>1000484716</text:p>
          </table:table-cell>
          <table:table-cell table:style-name="ce32" office:value-type="string" calcext:value-type="string">
            <text:p>Abdul</text:p>
          </table:table-cell>
          <table:table-cell table:style-name="ce32" office:value-type="string" calcext:value-type="string">
            <text:p>Fearne</text:p>
          </table:table-cell>
          <table:table-cell office:value-type="string" calcext:value-type="string">
            <text:p>9 Sea View Road</text:p>
          </table:table-cell>
          <table:table-cell/>
          <table:table-cell office:value-type="string" calcext:value-type="string">
            <text:p>Banbury</text:p>
          </table:table-cell>
          <table:table-cell/>
          <table:table-cell office:value-type="string" calcext:value-type="string">
            <text:p>CO22 1UJ</text:p>
          </table:table-cell>
          <table:table-cell office:value-type="string" calcext:value-type="string">
            <text:p>0123892832</text:p>
          </table:table-cell>
          <table:table-cell table:formula="of:=COM.MICROSOFT.CONCAT([.B5];&quot;.&quot;;[.C5];&quot;@academic.ac.uk&quot;)" office:value-type="string" office:string-value="Abdul.Fearne@academic.ac.uk" calcext:value-type="string">
            <text:p>Abdul.Fearne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322302" calcext:value-type="float">
            <text:p>1000322302</text:p>
          </table:table-cell>
          <table:table-cell table:style-name="ce32" office:value-type="string" calcext:value-type="string">
            <text:p>Lari</text:p>
          </table:table-cell>
          <table:table-cell table:style-name="ce32" office:value-type="string" calcext:value-type="string">
            <text:p>Edmondson</text:p>
          </table:table-cell>
          <table:table-cell office:value-type="string" calcext:value-type="string">
            <text:p>23 Apforth Road</text:p>
          </table:table-cell>
          <table:table-cell/>
          <table:table-cell office:value-type="string" calcext:value-type="string">
            <text:p>Leamington Spa</text:p>
          </table:table-cell>
          <table:table-cell/>
          <table:table-cell office:value-type="string" calcext:value-type="string">
            <text:p>CO23 8JH</text:p>
          </table:table-cell>
          <table:table-cell office:value-type="string" calcext:value-type="string">
            <text:p>0123809890</text:p>
          </table:table-cell>
          <table:table-cell table:formula="of:=COM.MICROSOFT.CONCAT([.B6];&quot;.&quot;;[.C6];&quot;@academic.ac.uk&quot;)" office:value-type="string" office:string-value="Lari.Edmondson@academic.ac.uk" calcext:value-type="string">
            <text:p>Lari.Edmondson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535795" calcext:value-type="float">
            <text:p>1000535795</text:p>
          </table:table-cell>
          <table:table-cell table:style-name="ce32" office:value-type="string" calcext:value-type="string">
            <text:p>Riley</text:p>
          </table:table-cell>
          <table:table-cell table:style-name="ce32" office:value-type="string" calcext:value-type="string">
            <text:p>Goldman</text:p>
          </table:table-cell>
          <table:table-cell office:value-type="string" calcext:value-type="string">
            <text:p>16 Rose Close</text:p>
          </table:table-cell>
          <table:table-cell/>
          <table:table-cell office:value-type="string" calcext:value-type="string">
            <text:p>Leamington Spa</text:p>
          </table:table-cell>
          <table:table-cell/>
          <table:table-cell office:value-type="string" calcext:value-type="string">
            <text:p>CO33 5AB</text:p>
          </table:table-cell>
          <table:table-cell office:value-type="string" calcext:value-type="string">
            <text:p>0123234093</text:p>
          </table:table-cell>
          <table:table-cell table:formula="of:=COM.MICROSOFT.CONCAT([.B7];&quot;.&quot;;[.C7];&quot;@academic.ac.uk&quot;)" office:value-type="string" office:string-value="Riley.Goldman@academic.ac.uk" calcext:value-type="string">
            <text:p>Riley.Goldman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2">
          <table:table-cell table:style-name="ce30" office:value-type="float" office:value="1000344839" calcext:value-type="float">
            <text:p>1000344839</text:p>
          </table:table-cell>
          <table:table-cell table:style-name="ce32" office:value-type="string" calcext:value-type="string">
            <text:p>Ninnette</text:p>
          </table:table-cell>
          <table:table-cell table:style-name="ce32" office:value-type="string" calcext:value-type="string">
            <text:p>Grenfell</text:p>
          </table:table-cell>
          <table:table-cell office:value-type="string" calcext:value-type="string">
            <text:p>22 Shakespeare Avenue</text:p>
          </table:table-cell>
          <table:table-cell/>
          <table:table-cell office:value-type="string" calcext:value-type="string">
            <text:p>Banbury</text:p>
          </table:table-cell>
          <table:table-cell/>
          <table:table-cell office:value-type="string" calcext:value-type="string">
            <text:p>CO17 7BB</text:p>
          </table:table-cell>
          <table:table-cell office:value-type="string" calcext:value-type="string">
            <text:p>093218332</text:p>
          </table:table-cell>
          <table:table-cell table:formula="of:=COM.MICROSOFT.CONCAT([.B8];&quot;.&quot;;[.C8];&quot;@academic.ac.uk&quot;)" office:value-type="string" office:string-value="Ninnette.Grenfell@academic.ac.uk" calcext:value-type="string">
            <text:p>Ninnette.Grenfell@academic.ac.uk</text:p>
          </table:table-cell>
          <table:table-cell table:style-name="ce25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table:style-name="ce29"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104856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ccounts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AccountID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ddams</text:p>
          </table:table-cell>
          <table:table-cell table:formula="of:=COM.MICROSOFT.CONCAT([.B2];&quot;.&quot;;[.C2];&quot;@ncfe.org.uk&quot;)" office:value-type="string" office:string-value="Aaron.Addams@ncfe.org.uk" calcext:value-type="string">
            <text:p>Aaron.Addams@ncfe.org.uk</text:p>
          </table:table-cell>
          <table:table-cell office:value-type="string" calcext:value-type="string">
            <text:p>ad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Laycock</text:p>
          </table:table-cell>
          <table:table-cell table:formula="of:=COM.MICROSOFT.CONCAT([.B3];&quot;.&quot;;[.C3];&quot;@ncfe.org.uk&quot;)" office:value-type="string" office:string-value="Rosalind.Laycock@ncfe.org.uk" calcext:value-type="string">
            <text:p>Rosalind.Laycock@ncfe.org.uk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cneil</text:p>
          </table:table-cell>
          <table:table-cell table:formula="of:=COM.MICROSOFT.CONCAT([.B4];&quot;.&quot;;[.C4];&quot;@ncfe.org.uk&quot;)" office:value-type="string" office:string-value="Ryan.Mcneil@ncfe.org.uk" calcext:value-type="string">
            <text:p>Ryan.Mcneil@ncfe.org.uk</text:p>
          </table:table-cell>
          <table:table-cell office:value-type="string" calcext:value-type="string">
            <text:p>sta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Milner</text:p>
          </table:table-cell>
          <table:table-cell table:formula="of:=COM.MICROSOFT.CONCAT([.B5];&quot;.&quot;;[.C5];&quot;@ncfe.org.uk&quot;)" office:value-type="string" office:string-value="Sheila.Milner@ncfe.org.uk" calcext:value-type="string">
            <text:p>Sheila.Milner@ncfe.org.uk</text:p>
          </table:table-cell>
          <table:table-cell office:value-type="string" calcext:value-type="string">
            <text:p>sta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CFE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Nicol</text:p>
          </table:table-cell>
          <table:table-cell table:formula="of:=COM.MICROSOFT.CONCAT([.B6];&quot;.&quot;;[.C6];&quot;@ncfe.org.uk&quot;)" office:value-type="string" office:string-value="Mary.Nicol@ncfe.org.uk" calcext:value-type="string">
            <text:p>Mary.Nicol@ncfe.org.uk</text:p>
          </table:table-cell>
          <table:table-cell office:value-type="string" calcext:value-type="string">
            <text:p>sta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Ahmed</text:p>
          </table:table-cell>
          <table:table-cell table:formula="of:=COM.MICROSOFT.CONCAT([.B7];&quot;.&quot;;[.C7];&quot;@pearson.com&quot;)" office:value-type="string" office:string-value="Mohammed.Ahmed@pearson.com" calcext:value-type="string">
            <text:p>Mohammed.Ahmed@pearson.com</text:p>
          </table:table-cell>
          <table:table-cell office:value-type="string" calcext:value-type="string">
            <text:p>adm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erin</text:p>
          </table:table-cell>
          <table:table-cell office:value-type="string" calcext:value-type="string">
            <text:p>Quigley</text:p>
          </table:table-cell>
          <table:table-cell table:formula="of:=COM.MICROSOFT.CONCAT([.B8];&quot;.&quot;;[.C8];&quot;@pearson.com&quot;)" office:value-type="string" office:string-value="Katherin.Quigley@pearson.com" calcext:value-type="string">
            <text:p>Katherin.Quigley@pearson.com</text:p>
          </table:table-cell>
          <table:table-cell office:value-type="string" calcext:value-type="string">
            <text:p>staff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obbins</text:p>
          </table:table-cell>
          <table:table-cell table:formula="of:=COM.MICROSOFT.CONCAT([.B9];&quot;.&quot;;[.C9];&quot;@pearson.com&quot;)" office:value-type="string" office:string-value="Mark.Robbins@pearson.com" calcext:value-type="string">
            <text:p>Mark.Robbins@pearson.com</text:p>
          </table:table-cell>
          <table:table-cell office:value-type="string" calcext:value-type="string">
            <text:p>staff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oore</text:p>
          </table:table-cell>
          <table:table-cell table:formula="of:=COM.MICROSOFT.CONCAT([.B10];&quot;.&quot;;[.C10];&quot;@pearson.com&quot;)" office:value-type="string" office:string-value="John.Moore@pearson.com" calcext:value-type="string">
            <text:p>John.Moore@pearson.com</text:p>
          </table:table-cell>
          <table:table-cell office:value-type="string" calcext:value-type="string">
            <text:p>staff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Johns</text:p>
          </table:table-cell>
          <table:table-cell table:formula="of:=COM.MICROSOFT.CONCAT([.B11];&quot;.&quot;;[.C11];&quot;@pearson.com&quot;)" office:value-type="string" office:string-value="Tracy.Johns@pearson.com" calcext:value-type="string">
            <text:p>Tracy.Johns@pearson.com</text:p>
          </table:table-cell>
          <table:table-cell office:value-type="string" calcext:value-type="string">
            <text:p>staf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ryant</text:p>
          </table:table-cell>
          <table:table-cell table:formula="of:=COM.MICROSOFT.CONCAT([.B12];&quot;.&quot;;[.C12];&quot;@pearson.com&quot;)" office:value-type="string" office:string-value="Rebecca.Bryant@pearson.com" calcext:value-type="string">
            <text:p>Rebecca.Bryant@pearson.com</text:p>
          </table:table-cell>
          <table:table-cell office:value-type="string" calcext:value-type="string">
            <text:p>staf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Thomas</text:p>
          </table:table-cell>
          <table:table-cell table:formula="of:=COM.MICROSOFT.CONCAT([.B13];&quot;.&quot;;[.C13];&quot;@pearson.com&quot;)" office:value-type="string" office:string-value="Polly.Thomas@pearson.com" calcext:value-type="string">
            <text:p>Polly.Thomas@pearson.com</text:p>
          </table:table-cell>
          <table:table-cell office:value-type="string" calcext:value-type="string">
            <text:p>staf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hurling</text:p>
          </table:table-cell>
          <table:table-cell table:formula="of:=COM.MICROSOFT.CONCAT([.B14];&quot;.&quot;;[.C14];&quot;@pearson.com&quot;)" office:value-type="string" office:string-value="Kathy.Thurling@pearson.com" calcext:value-type="string">
            <text:p>Kathy.Thurling@pearson.com</text:p>
          </table:table-cell>
          <table:table-cell office:value-type="string" calcext:value-type="string">
            <text:p>staff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" svg:font-family="Menlo-Regular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13:31:56.091660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09-25T13:32:08.390743405</dc:date>
    <meta:editing-duration>P7DT54M10S</meta:editing-duration>
    <meta:editing-cycles>38</meta:editing-cycles>
    <meta:generator>LibreOffice/6.3.1.2$MacOSX_X86_64 LibreOffice_project/b79626edf0065ac373bd1df5c28bd630b4424273</meta:generator>
    <meta:document-statistic meta:table-count="6" meta:cell-count="5202" meta:object-count="0"/>
    <meta:user-defined meta:name=""/>
  </office:meta>
</office:document-meta>
</file>